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10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rotation-align="none"/>
    </style:style>
    <style:style style:name="ce45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style:rotation-align="none"/>
    </style:style>
    <style:style style:name="ce4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60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8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8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90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8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22" style:family="table-cell" style:parent-style-name="Default">
      <style:table-cell-properties fo:background-color="transparent" style:rotation-align="none"/>
    </style:style>
    <style:style style:name="ce223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5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2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7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8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9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0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3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32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3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23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3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2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4" style:family="table-cell" style:parent-style-name="Default" style:data-style-name="N3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8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9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0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2" style:family="table-cell" style:parent-style-name="Default" style:data-style-name="N3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5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8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 style:data-style-name="N3">
      <style:table-cell-properties style:rotation-align="none"/>
    </style:style>
    <style:style style:name="ce261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 style:data-style-name="N11">
      <style:table-cell-properties style:rotation-align="none"/>
    </style:style>
    <style:style style:name="ce26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5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8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9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2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8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1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84" style:family="table-cell" style:parent-style-name="Default">
      <style:table-cell-properties fo:background-color="#ff7c8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5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6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0.74pt solid #000000" fo:background-color="#ed7d31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9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2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3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5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7" style:family="table-cell" style:parent-style-name="Default" style:data-style-name="N0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1.76pt solid #000000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 style:data-style-name="N0">
      <style:table-cell-properties fo:background-color="#e2f0d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9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0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02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30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304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305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9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0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5" style:family="table-cell" style:parent-style-name="Excel_20_Built-in_20_Percent" style:data-style-name="N11">
      <style:table-cell-properties fo:border-bottom="none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6" style:family="table-cell" style:parent-style-name="Excel_20_Built-in_20_Percent" style:data-style-name="N11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Excel_20_Built-in_20_Percent" style:data-style-name="N11">
      <style:table-cell-properties fo:border-bottom="0.74pt solid #000000" fo:background-color="#a9d18e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8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9" style:family="table-cell" style:parent-style-name="Default">
      <style:table-cell-properties fo:border-bottom="1.76pt solid #000000" fo:background-color="#ff7c8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3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32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3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10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table:style-name="ce217" office:value-type="string" calcext:value-type="string">
            <text:p>Distribución por edad y sexo: en 23 casos confirmados no ha sido posible identificar la edad o el sexo</text:p>
          </table:table-cell>
          <table:table-cell table:number-columns-repeated="12"/>
        </table:table-row>
        <table:table-row table:style-name="ro1">
          <table:table-cell table:style-name="ce218" office:value-type="string" calcext:value-type="string">
            <text:p>Grupo Edad</text:p>
          </table:table-cell>
          <table:table-cell table:style-name="ce234" office:value-type="string" calcext:value-type="string">
            <text:p>Hombre</text:p>
          </table:table-cell>
          <table:table-cell table:style-name="ce234" office:value-type="string" calcext:value-type="string">
            <text:p>Mujer</text:p>
          </table:table-cell>
          <table:table-cell table:style-name="ce234" office:value-type="string" calcext:value-type="string">
            <text:p>Total general</text:p>
          </table:table-cell>
          <table:table-cell table:style-name="ce257" office:value-type="string" calcext:value-type="string">
            <text:p>% <text:s/>sobre el total</text:p>
          </table:table-cell>
          <table:table-cell table:style-name="ce257" office:value-type="string" calcext:value-type="string">
            <text:p>% <text:s/>acumulado </text:p>
          </table:table-cell>
          <table:table-cell table:number-columns-repeated="7"/>
        </table:table-row>
        <table:table-row table:style-name="ro1">
          <table:table-cell table:style-name="ce219" office:value-type="string" calcext:value-type="string">
            <text:p>Menos de 1 año</text:p>
          </table:table-cell>
          <table:table-cell table:style-name="ce235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  <table:table-cell table:style-name="ce251" table:formula="of:=[.B3]+[.C3]" office:value-type="float" office:value="1" calcext:value-type="float">
            <text:p>1</text:p>
          </table:table-cell>
          <table:table-cell table:style-name="ce258" table:formula="of:=[.D3]/[.$D$12]" office:value-type="percentage" office:value="0.00162866449511401" calcext:value-type="percentage">
            <text:p>0,2%</text:p>
          </table:table-cell>
          <table:table-cell table:style-name="ce264" table:formula="of:=[.E3]" office:value-type="percentage" office:value="0.00162866449511401" calcext:value-type="percentage">
            <text:p>0 %</text:p>
          </table:table-cell>
          <table:table-cell table:number-columns-repeated="7"/>
        </table:table-row>
        <table:table-row table:style-name="ro1">
          <table:table-cell table:style-name="ce219" office:value-type="string" calcext:value-type="string">
            <text:p>1 a 14 años</text:p>
          </table:table-cell>
          <table:table-cell table:style-name="ce236" office:value-type="float" office:value="31" calcext:value-type="float">
            <text:p>31</text:p>
          </table:table-cell>
          <table:table-cell table:style-name="ce246" office:value-type="float" office:value="32" calcext:value-type="float">
            <text:p>32</text:p>
          </table:table-cell>
          <table:table-cell table:style-name="ce251" table:formula="of:=[.B4]+[.C4]" office:value-type="float" office:value="63" calcext:value-type="float">
            <text:p>63</text:p>
          </table:table-cell>
          <table:table-cell table:style-name="ce258" table:formula="of:=[.D4]/[.$D$12]" office:value-type="percentage" office:value="0.102605863192182" calcext:value-type="percentage">
            <text:p>10,3%</text:p>
          </table:table-cell>
          <table:table-cell table:style-name="ce265" table:formula="of:=[.F3]+[.E4]" office:value-type="percentage" office:value="0.104234527687296" calcext:value-type="percentage">
            <text:p>10 %</text:p>
          </table:table-cell>
          <table:table-cell table:number-columns-repeated="7"/>
        </table:table-row>
        <table:table-row table:style-name="ro1">
          <table:table-cell table:style-name="ce219" office:value-type="string" calcext:value-type="string">
            <text:p>15 a 24 años</text:p>
          </table:table-cell>
          <table:table-cell table:style-name="ce236" office:value-type="float" office:value="23" calcext:value-type="float">
            <text:p>23</text:p>
          </table:table-cell>
          <table:table-cell table:style-name="ce246" office:value-type="float" office:value="28" calcext:value-type="float">
            <text:p>28</text:p>
          </table:table-cell>
          <table:table-cell table:style-name="ce251" table:formula="of:=[.B5]+[.C5]" office:value-type="float" office:value="51" calcext:value-type="float">
            <text:p>51</text:p>
          </table:table-cell>
          <table:table-cell table:style-name="ce258" table:formula="of:=[.D5]/[.$D$12]" office:value-type="percentage" office:value="0.0830618892508143" calcext:value-type="percentage">
            <text:p>8,3%</text:p>
          </table:table-cell>
          <table:table-cell table:style-name="ce264" table:formula="of:=[.F4]+[.E5]" office:value-type="percentage" office:value="0.187296416938111" calcext:value-type="percentage">
            <text:p>19 %</text:p>
          </table:table-cell>
          <table:table-cell table:number-columns-repeated="7"/>
        </table:table-row>
        <table:table-row table:style-name="ro1">
          <table:table-cell table:style-name="ce219" office:value-type="string" calcext:value-type="string">
            <text:p>25 a 34 años</text:p>
          </table:table-cell>
          <table:table-cell table:style-name="ce236" office:value-type="float" office:value="28" calcext:value-type="float">
            <text:p>28</text:p>
          </table:table-cell>
          <table:table-cell table:style-name="ce246" office:value-type="float" office:value="37" calcext:value-type="float">
            <text:p>37</text:p>
          </table:table-cell>
          <table:table-cell table:style-name="ce251" table:formula="of:=[.B6]+[.C6]" office:value-type="float" office:value="65" calcext:value-type="float">
            <text:p>65</text:p>
          </table:table-cell>
          <table:table-cell table:style-name="ce258" table:formula="of:=[.D6]/[.$D$12]" office:value-type="percentage" office:value="0.10586319218241" calcext:value-type="percentage">
            <text:p>10,6%</text:p>
          </table:table-cell>
          <table:table-cell table:style-name="ce266" table:formula="of:=[.F5]+[.E6]" office:value-type="percentage" office:value="0.293159609120521" calcext:value-type="percentage">
            <text:p>29 %</text:p>
          </table:table-cell>
          <table:table-cell table:number-columns-repeated="7"/>
        </table:table-row>
        <table:table-row table:style-name="ro1">
          <table:table-cell table:style-name="ce219" office:value-type="string" calcext:value-type="string">
            <text:p>35 a 44 años</text:p>
          </table:table-cell>
          <table:table-cell table:style-name="ce236" office:value-type="float" office:value="30" calcext:value-type="float">
            <text:p>30</text:p>
          </table:table-cell>
          <table:table-cell table:style-name="ce246" office:value-type="float" office:value="41" calcext:value-type="float">
            <text:p>41</text:p>
          </table:table-cell>
          <table:table-cell table:style-name="ce251" table:formula="of:=[.B7]+[.C7]" office:value-type="float" office:value="71" calcext:value-type="float">
            <text:p>71</text:p>
          </table:table-cell>
          <table:table-cell table:style-name="ce258" table:formula="of:=[.D7]/[.$D$12]" office:value-type="percentage" office:value="0.115635179153094" calcext:value-type="percentage">
            <text:p>11,6%</text:p>
          </table:table-cell>
          <table:table-cell table:style-name="ce266" table:formula="of:=[.F6]+[.E7]" office:value-type="percentage" office:value="0.408794788273616" calcext:value-type="percentage">
            <text:p>41 %</text:p>
          </table:table-cell>
          <table:table-cell table:number-columns-repeated="7"/>
        </table:table-row>
        <table:table-row table:style-name="ro1">
          <table:table-cell table:style-name="ce219" office:value-type="string" calcext:value-type="string">
            <text:p>45 a 54 años</text:p>
          </table:table-cell>
          <table:table-cell table:style-name="ce236" office:value-type="float" office:value="42" calcext:value-type="float">
            <text:p>42</text:p>
          </table:table-cell>
          <table:table-cell table:style-name="ce246" office:value-type="float" office:value="53" calcext:value-type="float">
            <text:p>53</text:p>
          </table:table-cell>
          <table:table-cell table:style-name="ce251" table:formula="of:=[.B8]+[.C8]" office:value-type="float" office:value="95" calcext:value-type="float">
            <text:p>95</text:p>
          </table:table-cell>
          <table:table-cell table:style-name="ce258" table:formula="of:=[.D8]/[.$D$12]" office:value-type="percentage" office:value="0.154723127035831" calcext:value-type="percentage">
            <text:p>15,5%</text:p>
          </table:table-cell>
          <table:table-cell table:style-name="ce264" table:formula="of:=[.F7]+[.E8]" office:value-type="percentage" office:value="0.563517915309446" calcext:value-type="percentage">
            <text:p>56 %</text:p>
          </table:table-cell>
          <table:table-cell table:number-columns-repeated="7"/>
        </table:table-row>
        <table:table-row table:style-name="ro1">
          <table:table-cell table:style-name="ce219" office:value-type="string" calcext:value-type="string">
            <text:p>55 a 64 años</text:p>
          </table:table-cell>
          <table:table-cell table:style-name="ce236" office:value-type="float" office:value="35" calcext:value-type="float">
            <text:p>35</text:p>
          </table:table-cell>
          <table:table-cell table:style-name="ce246" office:value-type="float" office:value="43" calcext:value-type="float">
            <text:p>43</text:p>
          </table:table-cell>
          <table:table-cell table:style-name="ce251" table:formula="of:=[.B9]+[.C9]" office:value-type="float" office:value="78" calcext:value-type="float">
            <text:p>78</text:p>
          </table:table-cell>
          <table:table-cell table:style-name="ce258" table:formula="of:=[.D9]/[.$D$12]" office:value-type="percentage" office:value="0.127035830618893" calcext:value-type="percentage">
            <text:p>12,7%</text:p>
          </table:table-cell>
          <table:table-cell table:style-name="ce264" table:formula="of:=[.F8]+[.E9]" office:value-type="percentage" office:value="0.690553745928339" calcext:value-type="percentage">
            <text:p>69 %</text:p>
          </table:table-cell>
          <table:table-cell table:number-columns-repeated="7"/>
        </table:table-row>
        <table:table-row table:style-name="ro1">
          <table:table-cell table:style-name="ce219" office:value-type="string" calcext:value-type="string">
            <text:p>65 a 74 años</text:p>
          </table:table-cell>
          <table:table-cell table:style-name="ce236" office:value-type="float" office:value="28" calcext:value-type="float">
            <text:p>28</text:p>
          </table:table-cell>
          <table:table-cell table:style-name="ce246" office:value-type="float" office:value="36" calcext:value-type="float">
            <text:p>36</text:p>
          </table:table-cell>
          <table:table-cell table:style-name="ce251" table:formula="of:=[.B10]+[.C10]" office:value-type="float" office:value="64" calcext:value-type="float">
            <text:p>64</text:p>
          </table:table-cell>
          <table:table-cell table:style-name="ce258" table:formula="of:=[.D10]/[.$D$12]" office:value-type="percentage" office:value="0.104234527687296" calcext:value-type="percentage">
            <text:p>10,4%</text:p>
          </table:table-cell>
          <table:table-cell table:style-name="ce264" table:formula="of:=[.F9]+[.E10]" office:value-type="percentage" office:value="0.794788273615635" calcext:value-type="percentage">
            <text:p>79 %</text:p>
          </table:table-cell>
          <table:table-cell table:number-columns-repeated="7"/>
        </table:table-row>
        <table:table-row table:style-name="ro1">
          <table:table-cell table:style-name="ce219" office:value-type="string" calcext:value-type="string">
            <text:p>75 años o más</text:p>
          </table:table-cell>
          <table:table-cell table:style-name="ce236" office:value-type="float" office:value="48" calcext:value-type="float">
            <text:p>48</text:p>
          </table:table-cell>
          <table:table-cell table:style-name="ce246" office:value-type="float" office:value="78" calcext:value-type="float">
            <text:p>78</text:p>
          </table:table-cell>
          <table:table-cell table:style-name="ce251" table:formula="of:=[.B11]+[.C11]" office:value-type="float" office:value="126" calcext:value-type="float">
            <text:p>126</text:p>
          </table:table-cell>
          <table:table-cell table:style-name="ce259" table:formula="of:=[.D11]/[.$D$12]" office:value-type="percentage" office:value="0.205211726384365" calcext:value-type="percentage">
            <text:p>20,5%</text:p>
          </table:table-cell>
          <table:table-cell table:style-name="ce264" table:formula="of:=[.F10]+[.E11]" office:value-type="percentage" office:value="1" calcext:value-type="percentage">
            <text:p>100 %</text:p>
          </table:table-cell>
          <table:table-cell table:number-columns-repeated="7"/>
        </table:table-row>
        <table:table-row table:style-name="ro1">
          <table:table-cell table:style-name="ce220" office:value-type="string" calcext:value-type="string">
            <text:p>TOTAL</text:p>
          </table:table-cell>
          <table:table-cell table:style-name="ce237" table:formula="of:=SUM([.B3:.B11])" office:value-type="float" office:value="266" calcext:value-type="float">
            <text:p>266</text:p>
          </table:table-cell>
          <table:table-cell table:style-name="ce237" table:formula="of:=SUM([.C3:.C11])" office:value-type="float" office:value="348" calcext:value-type="float">
            <text:p>348</text:p>
          </table:table-cell>
          <table:table-cell table:style-name="ce252" table:formula="of:=SUM([.D3:.D11])" office:value-type="float" office:value="614" calcext:value-type="float">
            <text:p>614</text:p>
          </table:table-cell>
          <table:table-cell table:number-columns-repeated="9"/>
        </table:table-row>
        <table:table-row table:style-name="ro1">
          <table:table-cell table:style-name="ce221"/>
          <table:table-cell table:style-name="ce238" table:formula="of:=[.B12]/[.D12]" office:value-type="percentage" office:value="0.433224755700326" calcext:value-type="percentage">
            <text:p>43 %</text:p>
          </table:table-cell>
          <table:table-cell table:style-name="ce238" table:formula="of:=[.C12]/[.D12]" office:value-type="percentage" office:value="0.566775244299674" calcext:value-type="percentage">
            <text:p>57 %</text:p>
          </table:table-cell>
          <table:table-cell table:style-name="ce253"/>
          <table:table-cell table:number-columns-repeated="9"/>
        </table:table-row>
        <table:table-row table:style-name="ro1">
          <table:table-cell table:style-name="ce221"/>
          <table:table-cell table:style-name="ce238" table:number-columns-repeated="2"/>
          <table:table-cell table:style-name="ce253"/>
          <table:table-cell table:style-name="ce260"/>
          <table:table-cell table:number-columns-repeated="8"/>
        </table:table-row>
        <table:table-row table:style-name="ro1">
          <table:table-cell table:style-name="ce222" table:number-columns-repeated="4"/>
          <table:table-cell table:style-name="ce260"/>
          <table:table-cell table:number-columns-repeated="8"/>
        </table:table-row>
        <table:table-row table:style-name="ro1">
          <table:table-cell table:style-name="ce217" office:value-type="string" calcext:value-type="string">
            <text:p>Distribución por provincias: en 20 casos confirmads no ha sido posible identificar la provincia de procedencia</text:p>
          </table:table-cell>
          <table:table-cell table:number-columns-repeated="12"/>
        </table:table-row>
        <table:table-row table:style-name="ro2">
          <table:table-cell table:style-name="ce223" office:value-type="string" calcext:value-type="string">
            <text:p>HUESCA</text:p>
          </table:table-cell>
          <table:table-cell table:style-name="ce234" office:value-type="string" calcext:value-type="string">
            <text:p>TERUEL</text:p>
          </table:table-cell>
          <table:table-cell table:style-name="ce234" office:value-type="string" calcext:value-type="string">
            <text:p>ZARAGOZA</text:p>
          </table:table-cell>
          <table:table-cell table:style-name="ce234" office:value-type="string" calcext:value-type="string">
            <text:p>OTROS/NO IdeNTIFICADO</text:p>
          </table:table-cell>
          <table:table-cell table:style-name="ce234" office:value-type="string" calcext:value-type="string">
            <text:p>Total general</text:p>
          </table:table-cell>
          <table:table-cell/>
          <table:table-cell table:style-name="ce284" office:value-type="string" calcext:value-type="string" table:number-columns-spanned="3" table:number-rows-spanned="1">
            <text:p>LETALIDAD</text:p>
          </table:table-cell>
          <table:covered-table-cell table:style-name="ce302"/>
          <table:covered-table-cell table:style-name="ce319"/>
          <table:table-cell table:number-columns-repeated="4"/>
        </table:table-row>
        <table:table-row table:style-name="ro2">
          <table:table-cell table:style-name="ce224" office:value-type="float" office:value="103" calcext:value-type="float">
            <text:p>103</text:p>
          </table:table-cell>
          <table:table-cell table:style-name="ce239" office:value-type="float" office:value="27" calcext:value-type="float">
            <text:p>27</text:p>
          </table:table-cell>
          <table:table-cell table:style-name="ce239" office:value-type="float" office:value="494" calcext:value-type="float">
            <text:p>494</text:p>
          </table:table-cell>
          <table:table-cell table:style-name="ce254" office:value-type="float" office:value="13" calcext:value-type="float">
            <text:p>13</text:p>
          </table:table-cell>
          <table:table-cell table:style-name="ce261" table:formula="of:=SUM([.A18:.D18])" office:value-type="float" office:value="637" calcext:value-type="float">
            <text:p>637</text:p>
          </table:table-cell>
          <table:table-cell/>
          <table:table-cell table:style-name="ce285" office:value-type="percentage" office:value="0.029" calcext:value-type="percentage" table:number-columns-spanned="3" table:number-rows-spanned="1">
            <text:p>2,90 %</text:p>
          </table:table-cell>
          <table:covered-table-cell table:style-name="ce303"/>
          <table:covered-table-cell table:style-name="ce320"/>
          <table:table-cell table:number-columns-repeated="4"/>
        </table:table-row>
        <table:table-row table:style-name="ro2">
          <table:table-cell table:style-name="ce225" table:formula="of:=[.A18]/[.$E$18]" office:value-type="percentage" office:value="0.161695447409733" calcext:value-type="percentage">
            <text:p>16,2%</text:p>
          </table:table-cell>
          <table:table-cell table:style-name="ce225" table:formula="of:=[.B18]/[.$E$18]" office:value-type="percentage" office:value="0.0423861852433281" calcext:value-type="percentage">
            <text:p>4,2%</text:p>
          </table:table-cell>
          <table:table-cell table:style-name="ce225" table:formula="of:=[.C18]/[.$E$18]" office:value-type="percentage" office:value="0.775510204081633" calcext:value-type="percentage">
            <text:p>77,6%</text:p>
          </table:table-cell>
          <table:table-cell table:style-name="ce225" table:formula="of:=[.D18]/[.$E$18]" office:value-type="percentage" office:value="0.0204081632653061" calcext:value-type="percentage">
            <text:p>2,0%</text:p>
          </table:table-cell>
          <table:table-cell table:style-name="ce240"/>
          <table:table-cell table:number-columns-repeated="8"/>
        </table:table-row>
        <table:table-row table:style-name="ro2">
          <table:table-cell table:number-columns-repeated="6"/>
          <table:table-cell table:style-name="ce284" office:value-type="string" calcext:value-type="string" table:number-columns-spanned="3" table:number-rows-spanned="1">
            <text:p>MORTALIDAD/10.000</text:p>
          </table:table-cell>
          <table:covered-table-cell table:style-name="ce302"/>
          <table:covered-table-cell table:style-name="ce319"/>
          <table:table-cell table:number-columns-repeated="4"/>
        </table:table-row>
        <table:table-row table:style-name="ro2">
          <table:table-cell table:style-name="ce226" office:value-type="string" calcext:value-type="string">
            <text:p>Distribución por síntomas: en 4 casos confirmados no ha sido posible identificar la existencia o no de sintomatología</text:p>
          </table:table-cell>
          <table:table-cell table:number-columns-repeated="5"/>
          <table:table-cell table:style-name="ce286" office:value-type="float" office:value="13.1" calcext:value-type="float" table:number-columns-spanned="3" table:number-rows-spanned="1">
            <text:p>13,10</text:p>
          </table:table-cell>
          <table:covered-table-cell table:style-name="ce304"/>
          <table:covered-table-cell table:style-name="ce321"/>
          <table:table-cell table:number-columns-repeated="4"/>
        </table:table-row>
        <table:table-row table:style-name="ro2">
          <table:table-cell table:style-name="ce227" office:value-type="string" calcext:value-type="string">
            <text:p>ASINTOMÁTICOS</text:p>
          </table:table-cell>
          <table:table-cell table:style-name="ce224" office:value-type="float" office:value="391" calcext:value-type="float">
            <text:p>391</text:p>
          </table:table-cell>
          <table:table-cell table:style-name="ce247" table:formula="of:=[.B22]/([.B22]+[.B23])" office:value-type="percentage" office:value="0.615748031496063" calcext:value-type="percentage">
            <text:p>62 %</text:p>
          </table:table-cell>
          <table:table-cell table:number-columns-repeated="10"/>
        </table:table-row>
        <table:table-row table:style-name="ro2">
          <table:table-cell table:style-name="ce228" office:value-type="string" calcext:value-type="string">
            <text:p>SINTOMÁTICOS</text:p>
          </table:table-cell>
          <table:table-cell table:style-name="ce240" office:value-type="float" office:value="244" calcext:value-type="float">
            <text:p>244</text:p>
          </table:table-cell>
          <table:table-cell table:style-name="ce248" table:formula="of:=[.B23]/([.B22]+[.B23])" office:value-type="percentage" office:value="0.384251968503937" calcext:value-type="percentage">
            <text:p>38 %</text:p>
          </table:table-cell>
          <table:table-cell table:number-columns-repeated="10"/>
        </table:table-row>
        <table:table-row table:style-name="ro3" table:number-rows-repeated="2">
          <table:table-cell table:number-columns-repeated="13"/>
        </table:table-row>
        <table:table-row table:style-name="ro2">
          <table:table-cell table:style-name="ce226" office:value-type="string" calcext:value-type="string">
            <text:p>Distribución por Zona Básica de Salud (ZBS): en 32 casos confirmado no ha sido posible identificar la zona básica de salud.</text:p>
          </table:table-cell>
          <table:table-cell table:number-columns-repeated="4"/>
          <table:table-cell table:style-name="ce226" office:value-type="string" calcext:value-type="string">
            <text:p>Distribución por Sector Sanitario: en 32 casos confirmado no ha sido posible identificar el sector sanitario.</text:p>
          </table:table-cell>
          <table:table-cell table:number-columns-repeated="7"/>
        </table:table-row>
        <table:table-row table:style-name="ro4">
          <table:table-cell table:style-name="ce229" office:value-type="string" calcext:value-type="string">
            <text:p>Zona Básica</text:p>
          </table:table-cell>
          <table:table-cell table:style-name="ce224" office:value-type="string" calcext:value-type="string">
            <text:p>Casos</text:p>
          </table:table-cell>
          <table:table-cell table:style-name="ce224" office:value-type="string" calcext:value-type="string">
            <text:p>Porcentaje</text:p>
          </table:table-cell>
          <table:table-cell table:style-name="ce224" office:value-type="string" calcext:value-type="string">
            <text:p>ZBS con casos</text:p>
          </table:table-cell>
          <table:table-cell table:style-name="ce262"/>
          <table:table-cell table:style-name="ce218" office:value-type="string" calcext:value-type="string">
            <text:p>SECTOR</text:p>
          </table:table-cell>
          <table:table-cell table:style-name="ce218" office:value-type="string" calcext:value-type="string">
            <text:p>nº casos</text:p>
          </table:table-cell>
          <table:table-cell table:style-name="ce218" office:value-type="string" calcext:value-type="string">
            <text:p>%</text:p>
          </table:table-cell>
          <table:table-cell/>
          <table:table-cell table:style-name="ce222"/>
          <table:table-cell table:number-columns-repeated="3"/>
        </table:table-row>
        <table:table-row table:style-name="ro2">
          <table:table-cell table:style-name="ce230" office:value-type="string" calcext:value-type="string">
            <text:p>Casetas</text:p>
          </table:table-cell>
          <table:table-cell table:style-name="ce241" office:value-type="float" office:value="38" calcext:value-type="float">
            <text:p>38</text:p>
          </table:table-cell>
          <table:table-cell table:style-name="ce249" table:formula="of:=[.B28]/[.$B$112]" office:value-type="percentage" office:value="0.0596546310832025" calcext:value-type="percentage">
            <text:p>5,97 %</text:p>
          </table:table-cell>
          <table:table-cell table:style-name="ce255" office:value-type="float" office:value="1" calcext:value-type="float">
            <text:p>1</text:p>
          </table:table-cell>
          <table:table-cell/>
          <table:table-cell table:style-name="ce267" office:value-type="string" calcext:value-type="string">
            <text:p>ZARAGOZA III</text:p>
          </table:table-cell>
          <table:table-cell table:style-name="ce287" office:value-type="float" office:value="237" calcext:value-type="float">
            <text:p>237</text:p>
          </table:table-cell>
          <table:table-cell table:style-name="ce305" table:formula="of:=[.G28]/[.$E$18]" office:value-type="percentage" office:value="0.372056514913658" calcext:value-type="percentage">
            <text:p>37,21 %</text:p>
          </table:table-cell>
          <table:table-cell table:style-name="ce322"/>
          <table:table-cell table:style-name="ce222"/>
          <table:table-cell table:number-columns-repeated="3"/>
        </table:table-row>
        <table:table-row table:style-name="ro2">
          <table:table-cell table:style-name="ce230" office:value-type="string" calcext:value-type="string">
            <text:p>Utebo</text:p>
          </table:table-cell>
          <table:table-cell table:style-name="ce241" office:value-type="float" office:value="37" calcext:value-type="float">
            <text:p>37</text:p>
          </table:table-cell>
          <table:table-cell table:style-name="ce249" table:formula="of:=[.B29]/[.$B$112]" office:value-type="percentage" office:value="0.0580847723704867" calcext:value-type="percentage">
            <text:p>5,81 %</text:p>
          </table:table-cell>
          <table:table-cell table:style-name="ce255" office:value-type="float" office:value="2" calcext:value-type="float">
            <text:p>2</text:p>
          </table:table-cell>
          <table:table-cell/>
          <table:table-cell table:style-name="ce268" office:value-type="string" calcext:value-type="string">
            <text:p>ZARAGOZA II</text:p>
          </table:table-cell>
          <table:table-cell table:style-name="ce288" office:value-type="float" office:value="135" calcext:value-type="float">
            <text:p>135</text:p>
          </table:table-cell>
          <table:table-cell table:style-name="ce306" table:formula="of:=[.G29]/[.$E$18]" office:value-type="percentage" office:value="0.21193092621664" calcext:value-type="percentage">
            <text:p>21,19 %</text:p>
          </table:table-cell>
          <table:table-cell table:style-name="ce323"/>
          <table:table-cell table:style-name="ce222"/>
          <table:table-cell table:number-columns-repeated="3"/>
        </table:table-row>
        <table:table-row table:style-name="ro2">
          <table:table-cell table:style-name="ce230" office:value-type="string" calcext:value-type="string">
            <text:p>María de Huerva</text:p>
          </table:table-cell>
          <table:table-cell table:style-name="ce241" office:value-type="float" office:value="24" calcext:value-type="float">
            <text:p>24</text:p>
          </table:table-cell>
          <table:table-cell table:style-name="ce249" table:formula="of:=[.B30]/[.$B$112]" office:value-type="percentage" office:value="0.0376766091051805" calcext:value-type="percentage">
            <text:p>3,77 %</text:p>
          </table:table-cell>
          <table:table-cell table:style-name="ce255" office:value-type="float" office:value="3" calcext:value-type="float">
            <text:p>3</text:p>
          </table:table-cell>
          <table:table-cell/>
          <table:table-cell table:style-name="ce269" office:value-type="string" calcext:value-type="string">
            <text:p>BARBASTRO</text:p>
          </table:table-cell>
          <table:table-cell table:style-name="ce289" office:value-type="float" office:value="86" calcext:value-type="float">
            <text:p>86</text:p>
          </table:table-cell>
          <table:table-cell table:style-name="ce307" table:formula="of:=[.G30]/[.$E$18]" office:value-type="percentage" office:value="0.135007849293564" calcext:value-type="percentage">
            <text:p>13,50 %</text:p>
          </table:table-cell>
          <table:table-cell table:style-name="ce323"/>
          <table:table-cell table:style-name="ce222"/>
          <table:table-cell table:number-columns-repeated="3"/>
        </table:table-row>
        <table:table-row table:style-name="ro2">
          <table:table-cell table:style-name="ce230" office:value-type="string" calcext:value-type="string">
            <text:p>Miralbueno-Garrapinillos</text:p>
          </table:table-cell>
          <table:table-cell table:style-name="ce241" office:value-type="float" office:value="24" calcext:value-type="float">
            <text:p>24</text:p>
          </table:table-cell>
          <table:table-cell table:style-name="ce249" table:formula="of:=[.B31]/[.$B$112]" office:value-type="percentage" office:value="0.0376766091051805" calcext:value-type="percentage">
            <text:p>3,77 %</text:p>
          </table:table-cell>
          <table:table-cell table:style-name="ce255" office:value-type="float" office:value="4" calcext:value-type="float">
            <text:p>4</text:p>
          </table:table-cell>
          <table:table-cell/>
          <table:table-cell table:style-name="ce270" office:value-type="string" calcext:value-type="string">
            <text:p>ZARAGOZA I</text:p>
          </table:table-cell>
          <table:table-cell table:style-name="ce290" office:value-type="float" office:value="62" calcext:value-type="float">
            <text:p>62</text:p>
          </table:table-cell>
          <table:table-cell table:style-name="ce308" table:formula="of:=[.G31]/[.$E$18]" office:value-type="percentage" office:value="0.097331240188383" calcext:value-type="percentage">
            <text:p>9,73 %</text:p>
          </table:table-cell>
          <table:table-cell table:style-name="ce323"/>
          <table:table-cell table:style-name="ce222"/>
          <table:table-cell table:number-columns-repeated="3"/>
        </table:table-row>
        <table:table-row table:style-name="ro2">
          <table:table-cell table:style-name="ce230" office:value-type="string" calcext:value-type="string">
            <text:p>Delicias Sur</text:p>
          </table:table-cell>
          <table:table-cell table:style-name="ce241" office:value-type="float" office:value="21" calcext:value-type="float">
            <text:p>21</text:p>
          </table:table-cell>
          <table:table-cell table:style-name="ce249" table:formula="of:=[.B32]/[.$B$112]" office:value-type="percentage" office:value="0.032967032967033" calcext:value-type="percentage">
            <text:p>3,30 %</text:p>
          </table:table-cell>
          <table:table-cell table:style-name="ce255" office:value-type="float" office:value="5" calcext:value-type="float">
            <text:p>5</text:p>
          </table:table-cell>
          <table:table-cell/>
          <table:table-cell table:style-name="ce271" office:value-type="string" calcext:value-type="string">
            <text:p>CALATAYUD</text:p>
          </table:table-cell>
          <table:table-cell table:style-name="ce291" office:value-type="float" office:value="31" calcext:value-type="float">
            <text:p>31</text:p>
          </table:table-cell>
          <table:table-cell table:style-name="ce309" table:formula="of:=[.G32]/[.$E$18]" office:value-type="percentage" office:value="0.0486656200941915" calcext:value-type="percentage">
            <text:p>4,87 %</text:p>
          </table:table-cell>
          <table:table-cell table:style-name="ce323"/>
          <table:table-cell table:style-name="ce222"/>
          <table:table-cell table:number-columns-repeated="3"/>
        </table:table-row>
        <table:table-row table:style-name="ro2">
          <table:table-cell table:style-name="ce230" office:value-type="string" calcext:value-type="string">
            <text:p>Barbastro</text:p>
          </table:table-cell>
          <table:table-cell table:style-name="ce241" office:value-type="float" office:value="19" calcext:value-type="float">
            <text:p>19</text:p>
          </table:table-cell>
          <table:table-cell table:style-name="ce249" table:formula="of:=[.B33]/[.$B$112]" office:value-type="percentage" office:value="0.0298273155416013" calcext:value-type="percentage">
            <text:p>2,98 %</text:p>
          </table:table-cell>
          <table:table-cell table:style-name="ce255" office:value-type="float" office:value="6" calcext:value-type="float">
            <text:p>6</text:p>
          </table:table-cell>
          <table:table-cell/>
          <table:table-cell table:style-name="ce272" office:value-type="string" calcext:value-type="string">
            <text:p>HUESCA</text:p>
          </table:table-cell>
          <table:table-cell table:style-name="ce292" office:value-type="float" office:value="24" calcext:value-type="float">
            <text:p>24</text:p>
          </table:table-cell>
          <table:table-cell table:style-name="ce310" table:formula="of:=[.G33]/[.$E$18]" office:value-type="percentage" office:value="0.0376766091051805" calcext:value-type="percentage">
            <text:p>3,77 %</text:p>
          </table:table-cell>
          <table:table-cell table:style-name="ce323"/>
          <table:table-cell table:style-name="ce222"/>
          <table:table-cell table:number-columns-repeated="3"/>
        </table:table-row>
        <table:table-row table:style-name="ro2">
          <table:table-cell table:style-name="ce230" office:value-type="string" calcext:value-type="string">
            <text:p>Las Fuentes Norte</text:p>
          </table:table-cell>
          <table:table-cell table:style-name="ce241" office:value-type="float" office:value="16" calcext:value-type="float">
            <text:p>16</text:p>
          </table:table-cell>
          <table:table-cell table:style-name="ce249" table:formula="of:=[.B34]/[.$B$112]" office:value-type="percentage" office:value="0.0251177394034537" calcext:value-type="percentage">
            <text:p>2,51 %</text:p>
          </table:table-cell>
          <table:table-cell table:style-name="ce255" office:value-type="float" office:value="7" calcext:value-type="float">
            <text:p>7</text:p>
          </table:table-cell>
          <table:table-cell/>
          <table:table-cell table:style-name="ce273" office:value-type="string" calcext:value-type="string">
            <text:p>TERUEL</text:p>
          </table:table-cell>
          <table:table-cell table:style-name="ce293" office:value-type="float" office:value="19" calcext:value-type="float">
            <text:p>19</text:p>
          </table:table-cell>
          <table:table-cell table:style-name="ce311" table:formula="of:=[.G34]/[.$E$18]" office:value-type="percentage" office:value="0.0298273155416013" calcext:value-type="percentage">
            <text:p>2,98 %</text:p>
          </table:table-cell>
          <table:table-cell table:style-name="ce323"/>
          <table:table-cell table:style-name="ce222"/>
          <table:table-cell table:number-columns-repeated="3"/>
        </table:table-row>
        <table:table-row table:style-name="ro2">
          <table:table-cell table:style-name="ce230" office:value-type="string" calcext:value-type="string">
            <text:p>Sagasta-Ruiseñores</text:p>
          </table:table-cell>
          <table:table-cell table:style-name="ce241" office:value-type="float" office:value="16" calcext:value-type="float">
            <text:p>16</text:p>
          </table:table-cell>
          <table:table-cell table:style-name="ce249" table:formula="of:=[.B35]/[.$B$112]" office:value-type="percentage" office:value="0.0251177394034537" calcext:value-type="percentage">
            <text:p>2,51 %</text:p>
          </table:table-cell>
          <table:table-cell table:style-name="ce255" office:value-type="float" office:value="8" calcext:value-type="float">
            <text:p>8</text:p>
          </table:table-cell>
          <table:table-cell/>
          <table:table-cell table:style-name="ce274" office:value-type="string" calcext:value-type="string">
            <text:p>ALCAÑIZ</text:p>
          </table:table-cell>
          <table:table-cell table:style-name="ce294" office:value-type="float" office:value="11" calcext:value-type="float">
            <text:p>11</text:p>
          </table:table-cell>
          <table:table-cell table:style-name="ce312" table:formula="of:=[.G35]/[.$E$18]" office:value-type="percentage" office:value="0.0172684458398744" calcext:value-type="percentage">
            <text:p>1,73 %</text:p>
          </table:table-cell>
          <table:table-cell table:style-name="ce323"/>
          <table:table-cell table:style-name="ce222"/>
          <table:table-cell table:number-columns-repeated="3"/>
        </table:table-row>
        <table:table-row table:style-name="ro2">
          <table:table-cell table:style-name="ce230" office:value-type="string" calcext:value-type="string">
            <text:p>San José Centro</text:p>
          </table:table-cell>
          <table:table-cell table:style-name="ce241" office:value-type="float" office:value="15" calcext:value-type="float">
            <text:p>15</text:p>
          </table:table-cell>
          <table:table-cell table:style-name="ce249" table:formula="of:=[.B36]/[.$B$112]" office:value-type="percentage" office:value="0.0235478806907378" calcext:value-type="percentage">
            <text:p>2,35 %</text:p>
          </table:table-cell>
          <table:table-cell table:style-name="ce255" office:value-type="float" office:value="9" calcext:value-type="float">
            <text:p>9</text:p>
          </table:table-cell>
          <table:table-cell/>
          <table:table-cell table:style-name="ce275" office:value-type="string" calcext:value-type="string">
            <text:p>No identificado</text:p>
          </table:table-cell>
          <table:table-cell table:style-name="ce295" office:value-type="float" office:value="32" calcext:value-type="float">
            <text:p>32</text:p>
          </table:table-cell>
          <table:table-cell table:style-name="ce313" table:formula="of:=[.G36]/[.$E$18]" office:value-type="percentage" office:value="0.0502354788069074" calcext:value-type="percentage">
            <text:p>5,02 %</text:p>
          </table:table-cell>
          <table:table-cell table:style-name="ce323"/>
          <table:table-cell table:style-name="ce222"/>
          <table:table-cell table:number-columns-repeated="3"/>
        </table:table-row>
        <table:table-row table:style-name="ro2">
          <table:table-cell table:style-name="ce230" office:value-type="string" calcext:value-type="string">
            <text:p>San José Norte</text:p>
          </table:table-cell>
          <table:table-cell table:style-name="ce241" office:value-type="float" office:value="14" calcext:value-type="float">
            <text:p>14</text:p>
          </table:table-cell>
          <table:table-cell table:style-name="ce249" table:formula="of:=[.B37]/[.$B$112]" office:value-type="percentage" office:value="0.021978021978022" calcext:value-type="percentage">
            <text:p>2,20 %</text:p>
          </table:table-cell>
          <table:table-cell table:style-name="ce255" office:value-type="float" office:value="10" calcext:value-type="float">
            <text:p>10</text:p>
          </table:table-cell>
          <table:table-cell/>
          <table:table-cell table:style-name="ce276" office:value-type="string" calcext:value-type="string">
            <text:p>TOTAL</text:p>
          </table:table-cell>
          <table:table-cell table:style-name="ce296" table:formula="of:=SUM([.G28:.G36])" office:value-type="float" office:value="637" calcext:value-type="float">
            <text:p>637</text:p>
          </table:table-cell>
          <table:table-cell table:style-name="ce314"/>
          <table:table-cell table:style-name="ce323"/>
          <table:table-cell table:style-name="ce222"/>
          <table:table-cell table:number-columns-repeated="3"/>
        </table:table-row>
        <table:table-row table:style-name="ro2">
          <table:table-cell table:style-name="ce230" office:value-type="string" calcext:value-type="string">
            <text:p>Fuentes de Ebro</text:p>
          </table:table-cell>
          <table:table-cell table:style-name="ce241" office:value-type="float" office:value="13" calcext:value-type="float">
            <text:p>13</text:p>
          </table:table-cell>
          <table:table-cell table:style-name="ce249" table:formula="of:=[.B38]/[.$B$112]" office:value-type="percentage" office:value="0.0204081632653061" calcext:value-type="percentage">
            <text:p>2,04 %</text:p>
          </table:table-cell>
          <table:table-cell table:style-name="ce255"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º</text:p>
          </table:table-cell>
        </table:table-row>
        <table:table-row table:style-name="ro2">
          <table:table-cell table:style-name="ce230" office:value-type="string" calcext:value-type="string">
            <text:p>Monzón Urbano</text:p>
          </table:table-cell>
          <table:table-cell table:style-name="ce241" office:value-type="float" office:value="13" calcext:value-type="float">
            <text:p>13</text:p>
          </table:table-cell>
          <table:table-cell table:style-name="ce249" table:formula="of:=[.B39]/[.$B$112]" office:value-type="percentage" office:value="0.0204081632653061" calcext:value-type="percentage">
            <text:p>2,04 %</text:p>
          </table:table-cell>
          <table:table-cell table:style-name="ce255" office:value-type="float" office:value="12" calcext:value-type="float">
            <text:p>12</text:p>
          </table:table-cell>
          <table:table-cell table:number-columns-repeated="4"/>
          <table:table-cell table:style-name="ce277" table:number-columns-repeated="2"/>
          <table:table-cell table:number-columns-repeated="3"/>
        </table:table-row>
        <table:table-row table:style-name="ro2">
          <table:table-cell table:style-name="ce230" office:value-type="string" calcext:value-type="string">
            <text:p>Calatayud Urbano</text:p>
          </table:table-cell>
          <table:table-cell table:style-name="ce241" office:value-type="float" office:value="12" calcext:value-type="float">
            <text:p>12</text:p>
          </table:table-cell>
          <table:table-cell table:style-name="ce249" table:formula="of:=[.B40]/[.$B$112]" office:value-type="percentage" office:value="0.0188383045525903" calcext:value-type="percentage">
            <text:p>1,88 %</text:p>
          </table:table-cell>
          <table:table-cell table:style-name="ce255" office:value-type="float" office:value="13" calcext:value-type="float">
            <text:p>13</text:p>
          </table:table-cell>
          <table:table-cell table:number-columns-repeated="4"/>
          <table:table-cell table:style-name="ce324" table:number-columns-repeated="2"/>
          <table:table-cell table:number-columns-repeated="3"/>
        </table:table-row>
        <table:table-row table:style-name="ro2">
          <table:table-cell table:style-name="ce230" office:value-type="string" calcext:value-type="string">
            <text:p>Tauste</text:p>
          </table:table-cell>
          <table:table-cell table:style-name="ce241" office:value-type="float" office:value="12" calcext:value-type="float">
            <text:p>12</text:p>
          </table:table-cell>
          <table:table-cell table:style-name="ce249" table:formula="of:=[.B41]/[.$B$112]" office:value-type="percentage" office:value="0.0188383045525903" calcext:value-type="percentage">
            <text:p>1,88 %</text:p>
          </table:table-cell>
          <table:table-cell table:style-name="ce255" office:value-type="float" office:value="14" calcext:value-type="float">
            <text:p>14</text:p>
          </table:table-cell>
          <table:table-cell table:number-columns-repeated="4"/>
          <table:table-cell table:style-name="ce283" table:number-columns-repeated="2"/>
          <table:table-cell table:number-columns-repeated="3"/>
        </table:table-row>
        <table:table-row table:style-name="ro2">
          <table:table-cell table:style-name="ce230" office:value-type="string" calcext:value-type="string">
            <text:p>Univérsitas</text:p>
          </table:table-cell>
          <table:table-cell table:style-name="ce241" office:value-type="float" office:value="12" calcext:value-type="float">
            <text:p>12</text:p>
          </table:table-cell>
          <table:table-cell table:style-name="ce249" table:formula="of:=[.B42]/[.$B$112]" office:value-type="percentage" office:value="0.0188383045525903" calcext:value-type="percentage">
            <text:p>1,88 %</text:p>
          </table:table-cell>
          <table:table-cell table:style-name="ce255" office:value-type="float" office:value="15" calcext:value-type="float">
            <text:p>15</text:p>
          </table:table-cell>
          <table:table-cell/>
          <table:table-cell table:style-name="ce277" office:value-type="string" calcext:value-type="string">
            <text:p>Casos en municipios con más de 10.000 habitantes</text:p>
          </table:table-cell>
          <table:table-cell table:style-name="ce277" table:number-columns-repeated="2"/>
          <table:table-cell table:style-name="ce283" table:number-columns-repeated="2"/>
          <table:table-cell table:number-columns-repeated="3"/>
        </table:table-row>
        <table:table-row table:style-name="ro2">
          <table:table-cell table:style-name="ce230" office:value-type="string" calcext:value-type="string">
            <text:p>Valdespartera-Montecanal</text:p>
          </table:table-cell>
          <table:table-cell table:style-name="ce241" office:value-type="float" office:value="12" calcext:value-type="float">
            <text:p>12</text:p>
          </table:table-cell>
          <table:table-cell table:style-name="ce249" table:formula="of:=[.B43]/[.$B$112]" office:value-type="percentage" office:value="0.0188383045525903" calcext:value-type="percentage">
            <text:p>1,88 %</text:p>
          </table:table-cell>
          <table:table-cell table:style-name="ce255" office:value-type="float" office:value="16" calcext:value-type="float">
            <text:p>16</text:p>
          </table:table-cell>
          <table:table-cell/>
          <table:table-cell table:style-name="ce278" office:value-type="string" calcext:value-type="string">
            <text:p>MUNICIPIO</text:p>
          </table:table-cell>
          <table:table-cell table:style-name="ce278" office:value-type="string" calcext:value-type="string">
            <text:p>nº casos</text:p>
          </table:table-cell>
          <table:table-cell table:style-name="ce278" office:value-type="string" calcext:value-type="string">
            <text:p>%</text:p>
          </table:table-cell>
          <table:table-cell table:number-columns-repeated="5"/>
        </table:table-row>
        <table:table-row table:style-name="ro2">
          <table:table-cell table:style-name="ce230" office:value-type="string" calcext:value-type="string">
            <text:p>Avenida Cataluña</text:p>
          </table:table-cell>
          <table:table-cell table:style-name="ce241" office:value-type="float" office:value="11" calcext:value-type="float">
            <text:p>11</text:p>
          </table:table-cell>
          <table:table-cell table:style-name="ce249" table:formula="of:=[.B44]/[.$B$112]" office:value-type="percentage" office:value="0.0172684458398744" calcext:value-type="percentage">
            <text:p>1,73 %</text:p>
          </table:table-cell>
          <table:table-cell table:style-name="ce255" office:value-type="float" office:value="17" calcext:value-type="float">
            <text:p>17</text:p>
          </table:table-cell>
          <table:table-cell/>
          <table:table-cell table:style-name="ce279" office:value-type="string" calcext:value-type="string">
            <text:p>Zaragoza</text:p>
          </table:table-cell>
          <table:table-cell table:style-name="ce297" office:value-type="float" office:value="280" calcext:value-type="float">
            <text:p>280</text:p>
          </table:table-cell>
          <table:table-cell table:style-name="ce315" table:formula="of:=[.G44]/[.$B$112]" office:value-type="percentage" office:value="0.43956043956044" calcext:value-type="percentage">
            <text:p>43,96 %</text:p>
          </table:table-cell>
          <table:table-cell table:number-columns-repeated="5"/>
        </table:table-row>
        <table:table-row table:style-name="ro2">
          <table:table-cell table:style-name="ce230" office:value-type="string" calcext:value-type="string">
            <text:p>Fraga</text:p>
          </table:table-cell>
          <table:table-cell table:style-name="ce241" office:value-type="float" office:value="11" calcext:value-type="float">
            <text:p>11</text:p>
          </table:table-cell>
          <table:table-cell table:style-name="ce249" table:formula="of:=[.B45]/[.$B$112]" office:value-type="percentage" office:value="0.0172684458398744" calcext:value-type="percentage">
            <text:p>1,73 %</text:p>
          </table:table-cell>
          <table:table-cell table:style-name="ce255" office:value-type="float" office:value="18" calcext:value-type="float">
            <text:p>18</text:p>
          </table:table-cell>
          <table:table-cell table:style-name="ce263"/>
          <table:table-cell table:style-name="ce280" office:value-type="string" calcext:value-type="string">
            <text:p>Utebo</text:p>
          </table:table-cell>
          <table:table-cell table:style-name="ce298" office:value-type="float" office:value="22" calcext:value-type="float">
            <text:p>22</text:p>
          </table:table-cell>
          <table:table-cell table:style-name="ce316" table:formula="of:=[.G45]/[.$B$112]" office:value-type="percentage" office:value="0.0345368916797488" calcext:value-type="percentage">
            <text:p>3,45 %</text:p>
          </table:table-cell>
          <table:table-cell table:number-columns-repeated="5"/>
        </table:table-row>
        <table:table-row table:style-name="ro2">
          <table:table-cell table:style-name="ce230" office:value-type="string" calcext:value-type="string">
            <text:p>Illueca</text:p>
          </table:table-cell>
          <table:table-cell table:style-name="ce241" office:value-type="float" office:value="11" calcext:value-type="float">
            <text:p>11</text:p>
          </table:table-cell>
          <table:table-cell table:style-name="ce249" table:formula="of:=[.B46]/[.$B$112]" office:value-type="percentage" office:value="0.0172684458398744" calcext:value-type="percentage">
            <text:p>1,73 %</text:p>
          </table:table-cell>
          <table:table-cell table:style-name="ce255" office:value-type="float" office:value="19" calcext:value-type="float">
            <text:p>19</text:p>
          </table:table-cell>
          <table:table-cell/>
          <table:table-cell table:style-name="ce281" office:value-type="string" calcext:value-type="string">
            <text:p>Barbastro</text:p>
          </table:table-cell>
          <table:table-cell table:style-name="ce299" office:value-type="float" office:value="17" calcext:value-type="float">
            <text:p>17</text:p>
          </table:table-cell>
          <table:table-cell table:style-name="ce317" table:formula="of:=[.G46]/[.$B$112]" office:value-type="percentage" office:value="0.0266875981161695" calcext:value-type="percentage">
            <text:p>2,67 %</text:p>
          </table:table-cell>
          <table:table-cell table:number-columns-repeated="5"/>
        </table:table-row>
        <table:table-row table:style-name="ro2">
          <table:table-cell table:style-name="ce230" office:value-type="string" calcext:value-type="string">
            <text:p>Actur Oeste</text:p>
          </table:table-cell>
          <table:table-cell table:style-name="ce241" office:value-type="float" office:value="10" calcext:value-type="float">
            <text:p>10</text:p>
          </table:table-cell>
          <table:table-cell table:style-name="ce249" table:formula="of:=[.B47]/[.$B$112]" office:value-type="percentage" office:value="0.0156985871271586" calcext:value-type="percentage">
            <text:p>1,57 %</text:p>
          </table:table-cell>
          <table:table-cell table:style-name="ce255" office:value-type="float" office:value="20" calcext:value-type="float">
            <text:p>20</text:p>
          </table:table-cell>
          <table:table-cell/>
          <table:table-cell table:style-name="ce280" office:value-type="string" calcext:value-type="string">
            <text:p>Monzón</text:p>
          </table:table-cell>
          <table:table-cell table:style-name="ce298" office:value-type="float" office:value="13" calcext:value-type="float">
            <text:p>13</text:p>
          </table:table-cell>
          <table:table-cell table:style-name="ce316" table:formula="of:=[.G47]/[.$B$112]" office:value-type="percentage" office:value="0.0204081632653061" calcext:value-type="percentage">
            <text:p>2,04 %</text:p>
          </table:table-cell>
          <table:table-cell table:number-columns-repeated="5"/>
        </table:table-row>
        <table:table-row table:style-name="ro2">
          <table:table-cell table:style-name="ce230" office:value-type="string" calcext:value-type="string">
            <text:p>Hernán Cortés</text:p>
          </table:table-cell>
          <table:table-cell table:style-name="ce241" office:value-type="float" office:value="10" calcext:value-type="float">
            <text:p>10</text:p>
          </table:table-cell>
          <table:table-cell table:style-name="ce249" table:formula="of:=[.B48]/[.$B$112]" office:value-type="percentage" office:value="0.0156985871271586" calcext:value-type="percentage">
            <text:p>1,57 %</text:p>
          </table:table-cell>
          <table:table-cell table:style-name="ce255" office:value-type="float" office:value="21" calcext:value-type="float">
            <text:p>21</text:p>
          </table:table-cell>
          <table:table-cell/>
          <table:table-cell table:style-name="ce281" office:value-type="string" calcext:value-type="string">
            <text:p>Calatayud</text:p>
          </table:table-cell>
          <table:table-cell table:style-name="ce299" office:value-type="float" office:value="13" calcext:value-type="float">
            <text:p>13</text:p>
          </table:table-cell>
          <table:table-cell table:style-name="ce317" table:formula="of:=[.G48]/[.$B$112]" office:value-type="percentage" office:value="0.0204081632653061" calcext:value-type="percentage">
            <text:p>2,04 %</text:p>
          </table:table-cell>
          <table:table-cell table:number-columns-repeated="5"/>
        </table:table-row>
        <table:table-row table:style-name="ro2">
          <table:table-cell table:style-name="ce231" office:value-type="string" calcext:value-type="string">
            <text:p>Binéfar</text:p>
          </table:table-cell>
          <table:table-cell table:style-name="ce242" office:value-type="float" office:value="9" calcext:value-type="float">
            <text:p>9</text:p>
          </table:table-cell>
          <table:table-cell table:style-name="ce250" table:formula="of:=[.B49]/[.$B$112]" office:value-type="percentage" office:value="0.0141287284144427" calcext:value-type="percentage">
            <text:p>1,41 %</text:p>
          </table:table-cell>
          <table:table-cell table:style-name="ce256" office:value-type="float" office:value="22" calcext:value-type="float">
            <text:p>22</text:p>
          </table:table-cell>
          <table:table-cell/>
          <table:table-cell table:style-name="ce280" office:value-type="string" calcext:value-type="string">
            <text:p>Tarazona</text:p>
          </table:table-cell>
          <table:table-cell table:style-name="ce298" office:value-type="float" office:value="9" calcext:value-type="float">
            <text:p>9</text:p>
          </table:table-cell>
          <table:table-cell table:style-name="ce316" table:formula="of:=[.G49]/[.$B$112]" office:value-type="percentage" office:value="0.0141287284144427" calcext:value-type="percentage">
            <text:p>1,41 %</text:p>
          </table:table-cell>
          <table:table-cell table:number-columns-repeated="5"/>
        </table:table-row>
        <table:table-row table:style-name="ro2">
          <table:table-cell table:style-name="ce231" office:value-type="string" calcext:value-type="string">
            <text:p>Delicias Norte</text:p>
          </table:table-cell>
          <table:table-cell table:style-name="ce242" office:value-type="float" office:value="9" calcext:value-type="float">
            <text:p>9</text:p>
          </table:table-cell>
          <table:table-cell table:style-name="ce250" table:formula="of:=[.B50]/[.$B$112]" office:value-type="percentage" office:value="0.0141287284144427" calcext:value-type="percentage">
            <text:p>1,41 %</text:p>
          </table:table-cell>
          <table:table-cell table:style-name="ce256" office:value-type="float" office:value="23" calcext:value-type="float">
            <text:p>23</text:p>
          </table:table-cell>
          <table:table-cell/>
          <table:table-cell table:style-name="ce281" office:value-type="string" calcext:value-type="string">
            <text:p>Fraga</text:p>
          </table:table-cell>
          <table:table-cell table:style-name="ce299" office:value-type="float" office:value="8" calcext:value-type="float">
            <text:p>8</text:p>
          </table:table-cell>
          <table:table-cell table:style-name="ce317" table:formula="of:=[.G50]/[.$B$112]" office:value-type="percentage" office:value="0.0125588697017268" calcext:value-type="percentage">
            <text:p>1,26 %</text:p>
          </table:table-cell>
          <table:table-cell table:number-columns-repeated="5"/>
        </table:table-row>
        <table:table-row table:style-name="ro2">
          <table:table-cell table:style-name="ce231" office:value-type="string" calcext:value-type="string">
            <text:p>Madre Vedruna-Miraflores</text:p>
          </table:table-cell>
          <table:table-cell table:style-name="ce242" office:value-type="float" office:value="9" calcext:value-type="float">
            <text:p>9</text:p>
          </table:table-cell>
          <table:table-cell table:style-name="ce250" table:formula="of:=[.B51]/[.$B$112]" office:value-type="percentage" office:value="0.0141287284144427" calcext:value-type="percentage">
            <text:p>1,41 %</text:p>
          </table:table-cell>
          <table:table-cell table:style-name="ce256" office:value-type="float" office:value="24" calcext:value-type="float">
            <text:p>24</text:p>
          </table:table-cell>
          <table:table-cell/>
          <table:table-cell table:style-name="ce280" office:value-type="string" calcext:value-type="string">
            <text:p>Huesca</text:p>
          </table:table-cell>
          <table:table-cell table:style-name="ce298" office:value-type="float" office:value="6" calcext:value-type="float">
            <text:p>6</text:p>
          </table:table-cell>
          <table:table-cell table:style-name="ce316" table:formula="of:=[.G51]/[.$B$112]" office:value-type="percentage" office:value="0.00941915227629513" calcext:value-type="percentage">
            <text:p>0,94 %</text:p>
          </table:table-cell>
          <table:table-cell table:style-name="ce222"/>
          <table:table-cell table:number-columns-repeated="4"/>
        </table:table-row>
        <table:table-row table:style-name="ro2">
          <table:table-cell table:style-name="ce231" office:value-type="string" calcext:value-type="string">
            <text:p>Tarazona</text:p>
          </table:table-cell>
          <table:table-cell table:style-name="ce242" office:value-type="float" office:value="9" calcext:value-type="float">
            <text:p>9</text:p>
          </table:table-cell>
          <table:table-cell table:style-name="ce250" table:formula="of:=[.B52]/[.$B$112]" office:value-type="percentage" office:value="0.0141287284144427" calcext:value-type="percentage">
            <text:p>1,41 %</text:p>
          </table:table-cell>
          <table:table-cell table:style-name="ce256" office:value-type="float" office:value="25" calcext:value-type="float">
            <text:p>25</text:p>
          </table:table-cell>
          <table:table-cell/>
          <table:table-cell table:style-name="ce281" office:value-type="string" calcext:value-type="string">
            <text:p>Teruel</text:p>
          </table:table-cell>
          <table:table-cell table:style-name="ce299" office:value-type="float" office:value="6" calcext:value-type="float">
            <text:p>6</text:p>
          </table:table-cell>
          <table:table-cell table:style-name="ce317" table:formula="of:=[.G52]/[.$B$112]" office:value-type="percentage" office:value="0.00941915227629513" calcext:value-type="percentage">
            <text:p>0,94 %</text:p>
          </table:table-cell>
          <table:table-cell table:number-columns-repeated="5"/>
        </table:table-row>
        <table:table-row table:style-name="ro2">
          <table:table-cell table:style-name="ce231" office:value-type="string" calcext:value-type="string">
            <text:p>Zuera</text:p>
          </table:table-cell>
          <table:table-cell table:style-name="ce242" office:value-type="float" office:value="9" calcext:value-type="float">
            <text:p>9</text:p>
          </table:table-cell>
          <table:table-cell table:style-name="ce250" table:formula="of:=[.B53]/[.$B$112]" office:value-type="percentage" office:value="0.0141287284144427" calcext:value-type="percentage">
            <text:p>1,41 %</text:p>
          </table:table-cell>
          <table:table-cell table:style-name="ce256" office:value-type="float" office:value="26" calcext:value-type="float">
            <text:p>26</text:p>
          </table:table-cell>
          <table:table-cell/>
          <table:table-cell table:style-name="ce280" office:value-type="string" calcext:value-type="string">
            <text:p>Ejea de los Caballeros</text:p>
          </table:table-cell>
          <table:table-cell table:style-name="ce298" office:value-type="float" office:value="5" calcext:value-type="float">
            <text:p>5</text:p>
          </table:table-cell>
          <table:table-cell table:style-name="ce316" table:formula="of:=[.G53]/[.$B$112]" office:value-type="percentage" office:value="0.00784929356357928" calcext:value-type="percentage">
            <text:p>0,78 %</text:p>
          </table:table-cell>
          <table:table-cell table:number-columns-repeated="5"/>
        </table:table-row>
        <table:table-row table:style-name="ro2">
          <table:table-cell table:style-name="ce231" office:value-type="string" calcext:value-type="string">
            <text:p>Épila</text:p>
          </table:table-cell>
          <table:table-cell table:style-name="ce242" office:value-type="float" office:value="8" calcext:value-type="float">
            <text:p>8</text:p>
          </table:table-cell>
          <table:table-cell table:style-name="ce250" table:formula="of:=[.B54]/[.$B$112]" office:value-type="percentage" office:value="0.0125588697017268" calcext:value-type="percentage">
            <text:p>1,26 %</text:p>
          </table:table-cell>
          <table:table-cell table:style-name="ce256" office:value-type="float" office:value="27" calcext:value-type="float">
            <text:p>27</text:p>
          </table:table-cell>
          <table:table-cell/>
          <table:table-cell table:style-name="ce281" office:value-type="string" calcext:value-type="string">
            <text:p>Cuarte de Huerva</text:p>
          </table:table-cell>
          <table:table-cell table:style-name="ce299" office:value-type="float" office:value="4" calcext:value-type="float">
            <text:p>4</text:p>
          </table:table-cell>
          <table:table-cell table:style-name="ce317" table:formula="of:=[.G54]/[.$B$112]" office:value-type="percentage" office:value="0.00627943485086342" calcext:value-type="percentage">
            <text:p>0,63 %</text:p>
          </table:table-cell>
          <table:table-cell table:style-name="ce222"/>
          <table:table-cell table:number-columns-repeated="4"/>
        </table:table-row>
        <table:table-row table:style-name="ro2">
          <table:table-cell table:style-name="ce231" office:value-type="string" calcext:value-type="string">
            <text:p>Graus</text:p>
          </table:table-cell>
          <table:table-cell table:style-name="ce242" office:value-type="float" office:value="7" calcext:value-type="float">
            <text:p>7</text:p>
          </table:table-cell>
          <table:table-cell table:style-name="ce250" table:formula="of:=[.B55]/[.$B$112]" office:value-type="percentage" office:value="0.010989010989011" calcext:value-type="percentage">
            <text:p>1,10 %</text:p>
          </table:table-cell>
          <table:table-cell table:style-name="ce256" office:value-type="float" office:value="28" calcext:value-type="float">
            <text:p>28</text:p>
          </table:table-cell>
          <table:table-cell/>
          <table:table-cell table:style-name="ce280" office:value-type="string" calcext:value-type="string">
            <text:p>Alcañiz</text:p>
          </table:table-cell>
          <table:table-cell table:style-name="ce298" office:value-type="float" office:value="4" calcext:value-type="float">
            <text:p>4</text:p>
          </table:table-cell>
          <table:table-cell table:style-name="ce316" table:formula="of:=[.G55]/[.$B$112]" office:value-type="percentage" office:value="0.00627943485086342" calcext:value-type="percentage">
            <text:p>0,63 %</text:p>
          </table:table-cell>
          <table:table-cell table:number-columns-repeated="5"/>
        </table:table-row>
        <table:table-row table:style-name="ro2">
          <table:table-cell table:style-name="ce231" office:value-type="string" calcext:value-type="string">
            <text:p>Mequinenza</text:p>
          </table:table-cell>
          <table:table-cell table:style-name="ce242" office:value-type="float" office:value="7" calcext:value-type="float">
            <text:p>7</text:p>
          </table:table-cell>
          <table:table-cell table:style-name="ce250" table:formula="of:=[.B56]/[.$B$112]" office:value-type="percentage" office:value="0.010989010989011" calcext:value-type="percentage">
            <text:p>1,10 %</text:p>
          </table:table-cell>
          <table:table-cell table:style-name="ce256" office:value-type="float" office:value="29" calcext:value-type="float">
            <text:p>29</text:p>
          </table:table-cell>
          <table:table-cell/>
          <table:table-cell table:style-name="ce281" office:value-type="string" calcext:value-type="string">
            <text:p>Jaca</text:p>
          </table:table-cell>
          <table:table-cell table:style-name="ce299" office:value-type="float" office:value="3" calcext:value-type="float">
            <text:p>3</text:p>
          </table:table-cell>
          <table:table-cell table:style-name="ce317" table:formula="of:=[.G56]/[.$B$112]" office:value-type="percentage" office:value="0.00470957613814757" calcext:value-type="percentage">
            <text:p>0,47 %</text:p>
          </table:table-cell>
          <table:table-cell table:number-columns-repeated="5"/>
        </table:table-row>
        <table:table-row table:style-name="ro2">
          <table:table-cell table:style-name="ce231" office:value-type="string" calcext:value-type="string">
            <text:p>Sabiñánigo</text:p>
          </table:table-cell>
          <table:table-cell table:style-name="ce242" office:value-type="float" office:value="7" calcext:value-type="float">
            <text:p>7</text:p>
          </table:table-cell>
          <table:table-cell table:style-name="ce250" table:formula="of:=[.B57]/[.$B$112]" office:value-type="percentage" office:value="0.010989010989011" calcext:value-type="percentage">
            <text:p>1,10 %</text:p>
          </table:table-cell>
          <table:table-cell table:style-name="ce256" office:value-type="float" office:value="30" calcext:value-type="float">
            <text:p>30</text:p>
          </table:table-cell>
          <table:table-cell/>
          <table:table-cell table:style-name="ce282" office:value-type="string" calcext:value-type="string">
            <text:p>TOTAL</text:p>
          </table:table-cell>
          <table:table-cell table:style-name="ce300" table:formula="of:=SUM([.G44:.G56])" office:value-type="float" office:value="390" calcext:value-type="float">
            <text:p>390</text:p>
          </table:table-cell>
          <table:table-cell table:style-name="ce318" table:formula="of:=[.G57]/[.B112]" office:value-type="percentage" office:value="0.612244897959184" calcext:value-type="percentage">
            <text:p>61,22 %</text:p>
          </table:table-cell>
          <table:table-cell table:number-columns-repeated="5"/>
        </table:table-row>
        <table:table-row table:style-name="ro2">
          <table:table-cell table:style-name="ce231" office:value-type="string" calcext:value-type="string">
            <text:p>Tamarite de Litera</text:p>
          </table:table-cell>
          <table:table-cell table:style-name="ce242" office:value-type="float" office:value="7" calcext:value-type="float">
            <text:p>7</text:p>
          </table:table-cell>
          <table:table-cell table:style-name="ce250" table:formula="of:=[.B58]/[.$B$112]" office:value-type="percentage" office:value="0.010989010989011" calcext:value-type="percentage">
            <text:p>1,10 %</text:p>
          </table:table-cell>
          <table:table-cell table:style-name="ce256" office:value-type="float" office:value="31" calcext:value-type="float">
            <text:p>31</text:p>
          </table:table-cell>
          <table:table-cell/>
          <table:table-cell table:style-name="ce283" table:number-columns-repeated="3"/>
          <table:table-cell table:number-columns-repeated="5"/>
        </table:table-row>
        <table:table-row table:style-name="ro2">
          <table:table-cell table:style-name="ce231" office:value-type="string" calcext:value-type="string">
            <text:p>Aínsa</text:p>
          </table:table-cell>
          <table:table-cell table:style-name="ce242" office:value-type="float" office:value="6" calcext:value-type="float">
            <text:p>6</text:p>
          </table:table-cell>
          <table:table-cell table:style-name="ce250" table:formula="of:=[.B59]/[.$B$112]" office:value-type="percentage" office:value="0.00941915227629513" calcext:value-type="percentage">
            <text:p>0,94 %</text:p>
          </table:table-cell>
          <table:table-cell table:style-name="ce256" office:value-type="float" office:value="32" calcext:value-type="float">
            <text:p>32</text:p>
          </table:table-cell>
          <table:table-cell/>
          <table:table-cell table:style-name="ce283" table:number-columns-repeated="3"/>
          <table:table-cell table:number-columns-repeated="5"/>
        </table:table-row>
        <table:table-row table:style-name="ro2">
          <table:table-cell table:style-name="ce231" office:value-type="string" calcext:value-type="string">
            <text:p>Borja</text:p>
          </table:table-cell>
          <table:table-cell table:style-name="ce242" office:value-type="float" office:value="6" calcext:value-type="float">
            <text:p>6</text:p>
          </table:table-cell>
          <table:table-cell table:style-name="ce250" table:formula="of:=[.B60]/[.$B$112]" office:value-type="percentage" office:value="0.00941915227629513" calcext:value-type="percentage">
            <text:p>0,94 %</text:p>
          </table:table-cell>
          <table:table-cell table:style-name="ce256" office:value-type="float" office:value="33" calcext:value-type="float">
            <text:p>33</text:p>
          </table:table-cell>
          <table:table-cell/>
          <table:table-cell table:style-name="ce283" table:number-columns-repeated="3"/>
          <table:table-cell table:number-columns-repeated="5"/>
        </table:table-row>
        <table:table-row table:style-name="ro2">
          <table:table-cell table:style-name="ce231" office:value-type="string" calcext:value-type="string">
            <text:p>Cedrillas</text:p>
          </table:table-cell>
          <table:table-cell table:style-name="ce242" office:value-type="float" office:value="6" calcext:value-type="float">
            <text:p>6</text:p>
          </table:table-cell>
          <table:table-cell table:style-name="ce250" table:formula="of:=[.B61]/[.$B$112]" office:value-type="percentage" office:value="0.00941915227629513" calcext:value-type="percentage">
            <text:p>0,94 %</text:p>
          </table:table-cell>
          <table:table-cell table:style-name="ce256" office:value-type="float" office:value="34" calcext:value-type="float">
            <text:p>34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Grañén</text:p>
          </table:table-cell>
          <table:table-cell table:style-name="ce242" office:value-type="float" office:value="6" calcext:value-type="float">
            <text:p>6</text:p>
          </table:table-cell>
          <table:table-cell table:style-name="ce250" table:formula="of:=[.B62]/[.$B$112]" office:value-type="percentage" office:value="0.00941915227629513" calcext:value-type="percentage">
            <text:p>0,94 %</text:p>
          </table:table-cell>
          <table:table-cell table:style-name="ce256" office:value-type="float" office:value="35" calcext:value-type="float">
            <text:p>35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Oliver</text:p>
          </table:table-cell>
          <table:table-cell table:style-name="ce242" office:value-type="float" office:value="6" calcext:value-type="float">
            <text:p>6</text:p>
          </table:table-cell>
          <table:table-cell table:style-name="ce250" table:formula="of:=[.B63]/[.$B$112]" office:value-type="percentage" office:value="0.00941915227629513" calcext:value-type="percentage">
            <text:p>0,94 %</text:p>
          </table:table-cell>
          <table:table-cell table:style-name="ce256" office:value-type="float" office:value="36" calcext:value-type="float">
            <text:p>36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San Pablo</text:p>
          </table:table-cell>
          <table:table-cell table:style-name="ce242" office:value-type="float" office:value="6" calcext:value-type="float">
            <text:p>6</text:p>
          </table:table-cell>
          <table:table-cell table:style-name="ce250" table:formula="of:=[.B64]/[.$B$112]" office:value-type="percentage" office:value="0.00941915227629513" calcext:value-type="percentage">
            <text:p>0,94 %</text:p>
          </table:table-cell>
          <table:table-cell table:style-name="ce256" office:value-type="float" office:value="37" calcext:value-type="float">
            <text:p>37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Torrero - La Paz</text:p>
          </table:table-cell>
          <table:table-cell table:style-name="ce242" office:value-type="float" office:value="6" calcext:value-type="float">
            <text:p>6</text:p>
          </table:table-cell>
          <table:table-cell table:style-name="ce250" table:formula="of:=[.B65]/[.$B$112]" office:value-type="percentage" office:value="0.00941915227629513" calcext:value-type="percentage">
            <text:p>0,94 %</text:p>
          </table:table-cell>
          <table:table-cell table:style-name="ce256" office:value-type="float" office:value="38" calcext:value-type="float">
            <text:p>38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Valdefierro</text:p>
          </table:table-cell>
          <table:table-cell table:style-name="ce242" office:value-type="float" office:value="6" calcext:value-type="float">
            <text:p>6</text:p>
          </table:table-cell>
          <table:table-cell table:style-name="ce250" table:formula="of:=[.B66]/[.$B$112]" office:value-type="percentage" office:value="0.00941915227629513" calcext:value-type="percentage">
            <text:p>0,94 %</text:p>
          </table:table-cell>
          <table:table-cell table:style-name="ce256" office:value-type="float" office:value="39" calcext:value-type="float">
            <text:p>39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Actur Norte</text:p>
          </table:table-cell>
          <table:table-cell table:style-name="ce242" office:value-type="float" office:value="5" calcext:value-type="float">
            <text:p>5</text:p>
          </table:table-cell>
          <table:table-cell table:style-name="ce250" table:formula="of:=[.B67]/[.$B$112]" office:value-type="percentage" office:value="0.00784929356357928" calcext:value-type="percentage">
            <text:p>0,78 %</text:p>
          </table:table-cell>
          <table:table-cell table:style-name="ce256" office:value-type="float" office:value="40" calcext:value-type="float">
            <text:p>40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Actur Sur</text:p>
          </table:table-cell>
          <table:table-cell table:style-name="ce242" office:value-type="float" office:value="5" calcext:value-type="float">
            <text:p>5</text:p>
          </table:table-cell>
          <table:table-cell table:style-name="ce250" table:formula="of:=[.B68]/[.$B$112]" office:value-type="percentage" office:value="0.00784929356357928" calcext:value-type="percentage">
            <text:p>0,78 %</text:p>
          </table:table-cell>
          <table:table-cell table:style-name="ce256" office:value-type="float" office:value="41" calcext:value-type="float">
            <text:p>41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Alfajarín</text:p>
          </table:table-cell>
          <table:table-cell table:style-name="ce242" office:value-type="float" office:value="5" calcext:value-type="float">
            <text:p>5</text:p>
          </table:table-cell>
          <table:table-cell table:style-name="ce250" table:formula="of:=[.B69]/[.$B$112]" office:value-type="percentage" office:value="0.00784929356357928" calcext:value-type="percentage">
            <text:p>0,78 %</text:p>
          </table:table-cell>
          <table:table-cell table:style-name="ce256" office:value-type="float" office:value="42" calcext:value-type="float">
            <text:p>42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Bombarda</text:p>
          </table:table-cell>
          <table:table-cell table:style-name="ce242" office:value-type="float" office:value="5" calcext:value-type="float">
            <text:p>5</text:p>
          </table:table-cell>
          <table:table-cell table:style-name="ce250" table:formula="of:=[.B70]/[.$B$112]" office:value-type="percentage" office:value="0.00784929356357928" calcext:value-type="percentage">
            <text:p>0,78 %</text:p>
          </table:table-cell>
          <table:table-cell table:style-name="ce256" office:value-type="float" office:value="43" calcext:value-type="float">
            <text:p>43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Bujaraloz</text:p>
          </table:table-cell>
          <table:table-cell table:style-name="ce242" office:value-type="float" office:value="5" calcext:value-type="float">
            <text:p>5</text:p>
          </table:table-cell>
          <table:table-cell table:style-name="ce250" table:formula="of:=[.B71]/[.$B$112]" office:value-type="percentage" office:value="0.00784929356357928" calcext:value-type="percentage">
            <text:p>0,78 %</text:p>
          </table:table-cell>
          <table:table-cell table:style-name="ce256" office:value-type="float" office:value="44" calcext:value-type="float">
            <text:p>44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Ejea de los Caballeros</text:p>
          </table:table-cell>
          <table:table-cell table:style-name="ce242" office:value-type="float" office:value="5" calcext:value-type="float">
            <text:p>5</text:p>
          </table:table-cell>
          <table:table-cell table:style-name="ce250" table:formula="of:=[.B72]/[.$B$112]" office:value-type="percentage" office:value="0.00784929356357928" calcext:value-type="percentage">
            <text:p>0,78 %</text:p>
          </table:table-cell>
          <table:table-cell table:style-name="ce256" office:value-type="float" office:value="45" calcext:value-type="float">
            <text:p>45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Sabiñán</text:p>
          </table:table-cell>
          <table:table-cell table:style-name="ce242" office:value-type="float" office:value="5" calcext:value-type="float">
            <text:p>5</text:p>
          </table:table-cell>
          <table:table-cell table:style-name="ce250" table:formula="of:=[.B73]/[.$B$112]" office:value-type="percentage" office:value="0.00784929356357928" calcext:value-type="percentage">
            <text:p>0,78 %</text:p>
          </table:table-cell>
          <table:table-cell table:style-name="ce256" office:value-type="float" office:value="46" calcext:value-type="float">
            <text:p>46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Alagón</text:p>
          </table:table-cell>
          <table:table-cell table:style-name="ce242" office:value-type="float" office:value="4" calcext:value-type="float">
            <text:p>4</text:p>
          </table:table-cell>
          <table:table-cell table:style-name="ce250" table:formula="of:=[.B74]/[.$B$112]" office:value-type="percentage" office:value="0.00627943485086342" calcext:value-type="percentage">
            <text:p>0,63 %</text:p>
          </table:table-cell>
          <table:table-cell table:style-name="ce256" office:value-type="float" office:value="47" calcext:value-type="float">
            <text:p>47</text:p>
          </table:table-cell>
          <table:table-cell table:number-columns-repeated="2"/>
          <table:table-cell table:style-name="ce301"/>
          <table:table-cell table:number-columns-repeated="6"/>
        </table:table-row>
        <table:table-row table:style-name="ro2">
          <table:table-cell table:style-name="ce231" office:value-type="string" calcext:value-type="string">
            <text:p>Alcañiz</text:p>
          </table:table-cell>
          <table:table-cell table:style-name="ce242" office:value-type="float" office:value="4" calcext:value-type="float">
            <text:p>4</text:p>
          </table:table-cell>
          <table:table-cell table:style-name="ce250" table:formula="of:=[.B75]/[.$B$112]" office:value-type="percentage" office:value="0.00627943485086342" calcext:value-type="percentage">
            <text:p>0,63 %</text:p>
          </table:table-cell>
          <table:table-cell table:style-name="ce256" office:value-type="float" office:value="48" calcext:value-type="float">
            <text:p>48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Berbegal</text:p>
          </table:table-cell>
          <table:table-cell table:style-name="ce242" office:value-type="float" office:value="4" calcext:value-type="float">
            <text:p>4</text:p>
          </table:table-cell>
          <table:table-cell table:style-name="ce250" table:formula="of:=[.B76]/[.$B$112]" office:value-type="percentage" office:value="0.00627943485086342" calcext:value-type="percentage">
            <text:p>0,63 %</text:p>
          </table:table-cell>
          <table:table-cell table:style-name="ce256" office:value-type="float" office:value="49" calcext:value-type="float">
            <text:p>49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Caspe</text:p>
          </table:table-cell>
          <table:table-cell table:style-name="ce242" office:value-type="float" office:value="4" calcext:value-type="float">
            <text:p>4</text:p>
          </table:table-cell>
          <table:table-cell table:style-name="ce250" table:formula="of:=[.B77]/[.$B$112]" office:value-type="percentage" office:value="0.00627943485086342" calcext:value-type="percentage">
            <text:p>0,63 %</text:p>
          </table:table-cell>
          <table:table-cell table:style-name="ce256" office:value-type="float" office:value="50" calcext:value-type="float">
            <text:p>50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Gallur</text:p>
          </table:table-cell>
          <table:table-cell table:style-name="ce242" office:value-type="float" office:value="4" calcext:value-type="float">
            <text:p>4</text:p>
          </table:table-cell>
          <table:table-cell table:style-name="ce250" table:formula="of:=[.B78]/[.$B$112]" office:value-type="percentage" office:value="0.00627943485086342" calcext:value-type="percentage">
            <text:p>0,63 %</text:p>
          </table:table-cell>
          <table:table-cell table:style-name="ce256" office:value-type="float" office:value="51" calcext:value-type="float">
            <text:p>51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La Almunia de Doña Godina</text:p>
          </table:table-cell>
          <table:table-cell table:style-name="ce242" office:value-type="float" office:value="4" calcext:value-type="float">
            <text:p>4</text:p>
          </table:table-cell>
          <table:table-cell table:style-name="ce250" table:formula="of:=[.B79]/[.$B$112]" office:value-type="percentage" office:value="0.00627943485086342" calcext:value-type="percentage">
            <text:p>0,63 %</text:p>
          </table:table-cell>
          <table:table-cell table:style-name="ce256" office:value-type="float" office:value="52" calcext:value-type="float">
            <text:p>52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Teruel Centro</text:p>
          </table:table-cell>
          <table:table-cell table:style-name="ce242" office:value-type="float" office:value="4" calcext:value-type="float">
            <text:p>4</text:p>
          </table:table-cell>
          <table:table-cell table:style-name="ce250" table:formula="of:=[.B80]/[.$B$112]" office:value-type="percentage" office:value="0.00627943485086342" calcext:value-type="percentage">
            <text:p>0,63 %</text:p>
          </table:table-cell>
          <table:table-cell table:style-name="ce256" office:value-type="float" office:value="53" calcext:value-type="float">
            <text:p>53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Villamayor</text:p>
          </table:table-cell>
          <table:table-cell table:style-name="ce242" office:value-type="float" office:value="4" calcext:value-type="float">
            <text:p>4</text:p>
          </table:table-cell>
          <table:table-cell table:style-name="ce250" table:formula="of:=[.B81]/[.$B$112]" office:value-type="percentage" office:value="0.00627943485086342" calcext:value-type="percentage">
            <text:p>0,63 %</text:p>
          </table:table-cell>
          <table:table-cell table:style-name="ce256" office:value-type="float" office:value="54" calcext:value-type="float">
            <text:p>54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Almozara</text:p>
          </table:table-cell>
          <table:table-cell table:style-name="ce242" office:value-type="float" office:value="3" calcext:value-type="float">
            <text:p>3</text:p>
          </table:table-cell>
          <table:table-cell table:style-name="ce250" table:formula="of:=[.B82]/[.$B$112]" office:value-type="percentage" office:value="0.00470957613814757" calcext:value-type="percentage">
            <text:p>0,47 %</text:p>
          </table:table-cell>
          <table:table-cell table:style-name="ce256" office:value-type="float" office:value="55" calcext:value-type="float">
            <text:p>55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Cariñena</text:p>
          </table:table-cell>
          <table:table-cell table:style-name="ce242" office:value-type="float" office:value="3" calcext:value-type="float">
            <text:p>3</text:p>
          </table:table-cell>
          <table:table-cell table:style-name="ce250" table:formula="of:=[.B83]/[.$B$112]" office:value-type="percentage" office:value="0.00470957613814757" calcext:value-type="percentage">
            <text:p>0,47 %</text:p>
          </table:table-cell>
          <table:table-cell table:style-name="ce256" office:value-type="float" office:value="56" calcext:value-type="float">
            <text:p>56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Fernando El Católico</text:p>
          </table:table-cell>
          <table:table-cell table:style-name="ce242" office:value-type="float" office:value="3" calcext:value-type="float">
            <text:p>3</text:p>
          </table:table-cell>
          <table:table-cell table:style-name="ce250" table:formula="of:=[.B84]/[.$B$112]" office:value-type="percentage" office:value="0.00470957613814757" calcext:value-type="percentage">
            <text:p>0,47 %</text:p>
          </table:table-cell>
          <table:table-cell table:style-name="ce256" office:value-type="float" office:value="57" calcext:value-type="float">
            <text:p>57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Huesca Capital Nº 2 (Santo Grial)</text:p>
          </table:table-cell>
          <table:table-cell table:style-name="ce242" office:value-type="float" office:value="3" calcext:value-type="float">
            <text:p>3</text:p>
          </table:table-cell>
          <table:table-cell table:style-name="ce250" table:formula="of:=[.B85]/[.$B$112]" office:value-type="percentage" office:value="0.00470957613814757" calcext:value-type="percentage">
            <text:p>0,47 %</text:p>
          </table:table-cell>
          <table:table-cell table:style-name="ce256" office:value-type="float" office:value="58" calcext:value-type="float">
            <text:p>58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Jaca</text:p>
          </table:table-cell>
          <table:table-cell table:style-name="ce242" office:value-type="float" office:value="3" calcext:value-type="float">
            <text:p>3</text:p>
          </table:table-cell>
          <table:table-cell table:style-name="ce250" table:formula="of:=[.B86]/[.$B$112]" office:value-type="percentage" office:value="0.00470957613814757" calcext:value-type="percentage">
            <text:p>0,47 %</text:p>
          </table:table-cell>
          <table:table-cell table:style-name="ce256" office:value-type="float" office:value="59" calcext:value-type="float">
            <text:p>59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Monreal del Campo</text:p>
          </table:table-cell>
          <table:table-cell table:style-name="ce242" office:value-type="float" office:value="3" calcext:value-type="float">
            <text:p>3</text:p>
          </table:table-cell>
          <table:table-cell table:style-name="ce250" table:formula="of:=[.B87]/[.$B$112]" office:value-type="percentage" office:value="0.00470957613814757" calcext:value-type="percentage">
            <text:p>0,47 %</text:p>
          </table:table-cell>
          <table:table-cell table:style-name="ce256" office:value-type="float" office:value="60" calcext:value-type="float">
            <text:p>60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Parque Goya</text:p>
          </table:table-cell>
          <table:table-cell table:style-name="ce242" office:value-type="float" office:value="3" calcext:value-type="float">
            <text:p>3</text:p>
          </table:table-cell>
          <table:table-cell table:style-name="ce250" table:formula="of:=[.B88]/[.$B$112]" office:value-type="percentage" office:value="0.00470957613814757" calcext:value-type="percentage">
            <text:p>0,47 %</text:p>
          </table:table-cell>
          <table:table-cell table:style-name="ce256" office:value-type="float" office:value="61" calcext:value-type="float">
            <text:p>61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Rebolería</text:p>
          </table:table-cell>
          <table:table-cell table:style-name="ce242" office:value-type="float" office:value="3" calcext:value-type="float">
            <text:p>3</text:p>
          </table:table-cell>
          <table:table-cell table:style-name="ce250" table:formula="of:=[.B89]/[.$B$112]" office:value-type="percentage" office:value="0.00470957613814757" calcext:value-type="percentage">
            <text:p>0,47 %</text:p>
          </table:table-cell>
          <table:table-cell table:style-name="ce256" office:value-type="float" office:value="62" calcext:value-type="float">
            <text:p>62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Biescas-Valle De Tena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90]/[.$B$112]" office:value-type="percentage" office:value="0.00313971742543171" calcext:value-type="percentage">
            <text:p>0,31 %</text:p>
          </table:table-cell>
          <table:table-cell table:style-name="ce256" office:value-type="float" office:value="63" calcext:value-type="float">
            <text:p>63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Casablanca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91]/[.$B$112]" office:value-type="percentage" office:value="0.00313971742543171" calcext:value-type="percentage">
            <text:p>0,31 %</text:p>
          </table:table-cell>
          <table:table-cell table:style-name="ce256" office:value-type="float" office:value="64" calcext:value-type="float">
            <text:p>64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Daroca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92]/[.$B$112]" office:value-type="percentage" office:value="0.00313971742543171" calcext:value-type="percentage">
            <text:p>0,31 %</text:p>
          </table:table-cell>
          <table:table-cell table:style-name="ce256" office:value-type="float" office:value="65" calcext:value-type="float">
            <text:p>65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Huesca Capital Nº 1 (Perpetuo Socorro)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93]/[.$B$112]" office:value-type="percentage" office:value="0.00313971742543171" calcext:value-type="percentage">
            <text:p>0,31 %</text:p>
          </table:table-cell>
          <table:table-cell table:style-name="ce256" office:value-type="float" office:value="66" calcext:value-type="float">
            <text:p>66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Independencia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94]/[.$B$112]" office:value-type="percentage" office:value="0.00313971742543171" calcext:value-type="percentage">
            <text:p>0,31 %</text:p>
          </table:table-cell>
          <table:table-cell table:style-name="ce256" office:value-type="float" office:value="67" calcext:value-type="float">
            <text:p>67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Lafortunada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95]/[.$B$112]" office:value-type="percentage" office:value="0.00313971742543171" calcext:value-type="percentage">
            <text:p>0,31 %</text:p>
          </table:table-cell>
          <table:table-cell table:style-name="ce256" office:value-type="float" office:value="68" calcext:value-type="float">
            <text:p>68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Romareda - Seminario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96]/[.$B$112]" office:value-type="percentage" office:value="0.00313971742543171" calcext:value-type="percentage">
            <text:p>0,31 %</text:p>
          </table:table-cell>
          <table:table-cell table:style-name="ce256" office:value-type="float" office:value="69" calcext:value-type="float">
            <text:p>69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San José Sur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97]/[.$B$112]" office:value-type="percentage" office:value="0.00313971742543171" calcext:value-type="percentage">
            <text:p>0,31 %</text:p>
          </table:table-cell>
          <table:table-cell table:style-name="ce256" office:value-type="float" office:value="70" calcext:value-type="float">
            <text:p>70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Santa Isabel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98]/[.$B$112]" office:value-type="percentage" office:value="0.00313971742543171" calcext:value-type="percentage">
            <text:p>0,31 %</text:p>
          </table:table-cell>
          <table:table-cell table:style-name="ce256" office:value-type="float" office:value="71" calcext:value-type="float">
            <text:p>71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Teruel Ensanche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99]/[.$B$112]" office:value-type="percentage" office:value="0.00313971742543171" calcext:value-type="percentage">
            <text:p>0,31 %</text:p>
          </table:table-cell>
          <table:table-cell table:style-name="ce256" office:value-type="float" office:value="72" calcext:value-type="float">
            <text:p>72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Utrillas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100]/[.$B$112]" office:value-type="percentage" office:value="0.00313971742543171" calcext:value-type="percentage">
            <text:p>0,31 %</text:p>
          </table:table-cell>
          <table:table-cell table:style-name="ce256" office:value-type="float" office:value="73" calcext:value-type="float">
            <text:p>73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Valderrobres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101]/[.$B$112]" office:value-type="percentage" office:value="0.00313971742543171" calcext:value-type="percentage">
            <text:p>0,31 %</text:p>
          </table:table-cell>
          <table:table-cell table:style-name="ce256" office:value-type="float" office:value="74" calcext:value-type="float">
            <text:p>74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Zalfonada</text:p>
          </table:table-cell>
          <table:table-cell table:style-name="ce242" office:value-type="float" office:value="2" calcext:value-type="float">
            <text:p>2</text:p>
          </table:table-cell>
          <table:table-cell table:style-name="ce250" table:formula="of:=[.B102]/[.$B$112]" office:value-type="percentage" office:value="0.00313971742543171" calcext:value-type="percentage">
            <text:p>0,31 %</text:p>
          </table:table-cell>
          <table:table-cell table:style-name="ce256" office:value-type="float" office:value="75" calcext:value-type="float">
            <text:p>75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Albarracín</text:p>
          </table:table-cell>
          <table:table-cell table:style-name="ce242" office:value-type="float" office:value="1" calcext:value-type="float">
            <text:p>1</text:p>
          </table:table-cell>
          <table:table-cell table:style-name="ce250" table:formula="of:=[.B103]/[.$B$112]" office:value-type="percentage" office:value="0.00156985871271586" calcext:value-type="percentage">
            <text:p>0,16 %</text:p>
          </table:table-cell>
          <table:table-cell table:style-name="ce256" office:value-type="float" office:value="76" calcext:value-type="float">
            <text:p>76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Arrabal</text:p>
          </table:table-cell>
          <table:table-cell table:style-name="ce242" office:value-type="float" office:value="1" calcext:value-type="float">
            <text:p>1</text:p>
          </table:table-cell>
          <table:table-cell table:style-name="ce250" table:formula="of:=[.B104]/[.$B$112]" office:value-type="percentage" office:value="0.00156985871271586" calcext:value-type="percentage">
            <text:p>0,16 %</text:p>
          </table:table-cell>
          <table:table-cell table:style-name="ce256" office:value-type="float" office:value="77" calcext:value-type="float">
            <text:p>77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Calaceite</text:p>
          </table:table-cell>
          <table:table-cell table:style-name="ce242" office:value-type="float" office:value="1" calcext:value-type="float">
            <text:p>1</text:p>
          </table:table-cell>
          <table:table-cell table:style-name="ce250" table:formula="of:=[.B105]/[.$B$112]" office:value-type="percentage" office:value="0.00156985871271586" calcext:value-type="percentage">
            <text:p>0,16 %</text:p>
          </table:table-cell>
          <table:table-cell table:style-name="ce256" office:value-type="float" office:value="78" calcext:value-type="float">
            <text:p>78</text:p>
          </table:table-cell>
          <table:table-cell table:number-columns-repeated="9"/>
        </table:table-row>
        <table:table-row table:style-name="ro2">
          <table:table-cell table:style-name="ce231" office:value-type="string" calcext:value-type="string">
            <text:p>Calatayud Rural</text:p>
          </table:table-cell>
          <table:table-cell table:style-name="ce242" office:value-type="float" office:value="1" calcext:value-type="float">
            <text:p>1</text:p>
          </table:table-cell>
          <table:table-cell table:style-name="ce250" table:formula="of:=[.B106]/[.$B$112]" office:value-type="percentage" office:value="0.00156985871271586" calcext:value-type="percentage">
            <text:p>0,16 %</text:p>
          </table:table-cell>
          <table:table-cell table:style-name="ce256" office:value-type="float" office:value="79" calcext:value-type="float">
            <text:p>79</text:p>
          </table:table-cell>
          <table:table-cell table:number-columns-repeated="9"/>
        </table:table-row>
        <table:table-row table:style-name="ro2">
          <table:table-cell table:style-name="ce232" office:value-type="string" calcext:value-type="string">
            <text:p>Castejon de Sos</text:p>
          </table:table-cell>
          <table:table-cell table:style-name="ce243" office:value-type="float" office:value="1" calcext:value-type="float">
            <text:p>1</text:p>
          </table:table-cell>
          <table:table-cell table:style-name="ce250" table:formula="of:=[.B107]/[.$B$112]" office:value-type="percentage" office:value="0.00156985871271586" calcext:value-type="percentage">
            <text:p>0,16 %</text:p>
          </table:table-cell>
          <table:table-cell table:style-name="ce256"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table:style-name="ce232" office:value-type="string" calcext:value-type="string">
            <text:p>Cella</text:p>
          </table:table-cell>
          <table:table-cell table:style-name="ce243" office:value-type="float" office:value="1" calcext:value-type="float">
            <text:p>1</text:p>
          </table:table-cell>
          <table:table-cell table:style-name="ce250" table:formula="of:=[.B108]/[.$B$112]" office:value-type="percentage" office:value="0.00156985871271586" calcext:value-type="percentage">
            <text:p>0,16 %</text:p>
          </table:table-cell>
          <table:table-cell table:style-name="ce256" office:value-type="float" office:value="81" calcext:value-type="float">
            <text:p>81</text:p>
          </table:table-cell>
          <table:table-cell table:number-columns-repeated="9"/>
        </table:table-row>
        <table:table-row table:style-name="ro2">
          <table:table-cell table:style-name="ce232" office:value-type="string" calcext:value-type="string">
            <text:p>Huesca Capital Nº 3 (Pirineos)</text:p>
          </table:table-cell>
          <table:table-cell table:style-name="ce243" office:value-type="float" office:value="1" calcext:value-type="float">
            <text:p>1</text:p>
          </table:table-cell>
          <table:table-cell table:style-name="ce250" table:formula="of:=[.B109]/[.$B$112]" office:value-type="percentage" office:value="0.00156985871271586" calcext:value-type="percentage">
            <text:p>0,16 %</text:p>
          </table:table-cell>
          <table:table-cell table:style-name="ce256" office:value-type="float" office:value="82" calcext:value-type="float">
            <text:p>82</text:p>
          </table:table-cell>
          <table:table-cell table:number-columns-repeated="9"/>
        </table:table-row>
        <table:table-row table:style-name="ro2">
          <table:table-cell table:style-name="ce232" office:value-type="string" calcext:value-type="string">
            <text:p>Venecia</text:p>
          </table:table-cell>
          <table:table-cell table:style-name="ce243" office:value-type="float" office:value="1" calcext:value-type="float">
            <text:p>1</text:p>
          </table:table-cell>
          <table:table-cell table:style-name="ce250" table:formula="of:=[.B110]/[.$B$112]" office:value-type="percentage" office:value="0.00156985871271586" calcext:value-type="percentage">
            <text:p>0,16 %</text:p>
          </table:table-cell>
          <table:table-cell table:style-name="ce256" office:value-type="float" office:value="83" calcext:value-type="float">
            <text:p>83</text:p>
          </table:table-cell>
          <table:table-cell table:number-columns-repeated="9"/>
        </table:table-row>
        <table:table-row table:style-name="ro2">
          <table:table-cell table:style-name="ce232" office:value-type="string" calcext:value-type="string">
            <text:p>Zona básica de salud no identificada</text:p>
          </table:table-cell>
          <table:table-cell table:style-name="ce243" office:value-type="float" office:value="32" calcext:value-type="float">
            <text:p>32</text:p>
          </table:table-cell>
          <table:table-cell table:style-name="ce250" table:formula="of:=[.B111]/[.$B$112]" office:value-type="percentage" office:value="0.0502354788069074" calcext:value-type="percentage">
            <text:p>5,02 %</text:p>
          </table:table-cell>
          <table:table-cell table:style-name="ce256"/>
          <table:table-cell table:number-columns-repeated="9"/>
        </table:table-row>
        <table:table-row table:style-name="ro5">
          <table:table-cell table:style-name="ce233" office:value-type="string" calcext:value-type="string">
            <text:p>Total casos confirmados en Aragón</text:p>
          </table:table-cell>
          <table:table-cell table:style-name="ce244" table:formula="of:=SUM([.B28:.B111])" office:value-type="float" office:value="637" calcext:value-type="float">
            <text:p>637</text:p>
          </table:table-cell>
          <table:table-cell table:number-columns-repeated="11"/>
        </table:table-row>
        <table:table-row table:style-name="ro3" table:number-rows-repeated="1048463">
          <table:table-cell table:number-columns-repeated="13"/>
        </table:table-row>
        <table:table-row table:style-name="ro3">
          <table:table-cell table:number-columns-repeated="13"/>
        </table:table-row>
        <table:named-expressions>
          <table:named-range table:name="_xlnm._FilterDatabase" table:base-cell-address="$'20201102'.$A$1" table:cell-range-address="$'20201102'.$F$43:.$H$56"/>
        </table:named-expressions>
      </table:table>
      <table:named-expressions/>
      <table:database-ranges>
        <table:database-range table:name="__Anonymous_Sheet_DB__0" table:target-range-address="'20201102'.F43:'20201102'.H5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19:18:53.3239102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102" style:display-name="PageStyle_202011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1-03T08:28:43</dc:date>
    <meta:generator>LibreOffice/6.0.7.3$Linux_X86_64 LibreOffice_project/00m0$Build-3</meta:generator>
    <meta:document-statistic meta:table-count="1" meta:cell-count="515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